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11edd" officeooo:paragraph-rsid="00111edd"/>
    </style:style>
    <style:style style:name="P2" style:family="paragraph" style:parent-style-name="Standard" style:list-style-name="L1">
      <style:text-properties officeooo:rsid="0012a7a7" officeooo:paragraph-rsid="0012a7a7"/>
    </style:style>
    <style:style style:name="P3" style:family="paragraph" style:parent-style-name="Standard" style:list-style-name="L1">
      <style:text-properties officeooo:rsid="001497bf" officeooo:paragraph-rsid="001497bf"/>
    </style:style>
    <style:style style:name="P4" style:family="paragraph" style:parent-style-name="Standard" style:list-style-name="L1">
      <style:text-properties officeooo:rsid="001561a9" officeooo:paragraph-rsid="001561a9"/>
    </style:style>
    <style:style style:name="P5" style:family="paragraph" style:parent-style-name="Standard" style:list-style-name="L1">
      <style:text-properties officeooo:rsid="00165b24" officeooo:paragraph-rsid="00165b24"/>
    </style:style>
    <style:style style:name="T1" style:family="text">
      <style:text-properties officeooo:rsid="0012a7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754947" text:style-name="L1">
        <text:list-item>
          <text:p text:style-name="P1">Cow-boy</text:p>
          <text:list>
            <text:list-item>
              <text:p text:style-name="P1">Esclave en fuite</text:p>
            </text:list-item>
            <text:list-item>
              <text:p text:style-name="P1">Vacher</text:p>
            </text:list-item>
            <text:list-item>
              <text:p text:style-name="P1">Chasseur de prime</text:p>
            </text:list-item>
            <text:list-item>
              <text:p text:style-name="P1">Chercheur d'or</text:p>
            </text:list-item>
            <text:list-item>
              <text:p text:style-name="P1">Trappeur</text:p>
            </text:list-item>
            <text:list-item>
              <text:p text:style-name="P1">Desperado</text:p>
            </text:list-item>
            <text:list-item>
              <text:p text:style-name="P2">Sheriff / Adjoint / Marshall</text:p>
            </text:list-item>
          </text:list>
        </text:list-item>
        <text:list-item>
          <text:p text:style-name="P1">Indien</text:p>
          <text:list>
            <text:list-item>
              <text:p text:style-name="P1">Chaman</text:p>
            </text:list-item>
            <text:list-item>
              <text:p text:style-name="P1">Guerrier</text:p>
            </text:list-item>
            <text:list-item>
              <text:p text:style-name="P1">Métis</text:p>
            </text:list-item>
            <text:list-item>
              <text:p text:style-name="P1">"Civil" indien</text:p>
            </text:list-item>
            <text:list-item>
              <text:p text:style-name="P1">Iroquois</text:p>
            </text:list-item>
          </text:list>
        </text:list-item>
        <text:list-item>
          <text:p text:style-name="P1">Citadin</text:p>
          <text:list>
            <text:list-item>
              <text:p text:style-name="P1">Pied tendre</text:p>
            </text:list-item>
            <text:list-item>
              <text:p text:style-name="P2">émigré mexicain</text:p>
            </text:list-item>
            <text:list-item>
              <text:p text:style-name="P2">asiatique du chemin de fer</text:p>
            </text:list-item>
            <text:list-item>
              <text:p text:style-name="P1">Croque-mort</text:p>
            </text:list-item>
            <text:list-item>
              <text:p text:style-name="P1">Danseuse/pianiste/barman de saloon</text:p>
            </text:list-item>
            <text:list-item>
              <text:p text:style-name="P2">Prostituée</text:p>
            </text:list-item>
            <text:list-item>
              <text:p text:style-name="P1">Evangélisateur / <text:span text:style-name="T1">prédicateur</text:span></text:p>
            </text:list-item>
            <text:list-item>
              <text:p text:style-name="P1">Epicier</text:p>
            </text:list-item>
            <text:list-item>
              <text:p text:style-name="P1">Blanchisseur chinois</text:p>
            </text:list-item>
            <text:list-item>
              <text:p text:style-name="P2">gros propriétaire</text:p>
            </text:list-item>
            <text:list-item>
              <text:p text:style-name="P2">politicien / notable / juge</text:p>
            </text:list-item>
            <text:list-item>
              <text:p text:style-name="P3">joueur professionnel</text:p>
            </text:list-item>
            <text:list-item>
              <text:p text:style-name="P4">franc maçon</text:p>
            </text:list-item>
            <text:list-item>
              <text:p text:style-name="P4">jounaliste</text:p>
            </text:list-item>
          </text:list>
        </text:list-item>
        <text:list-item>
          <text:p text:style-name="P1">Militaire</text:p>
          <text:list>
            <text:list-item>
              <text:p text:style-name="P1">ancien confédéré</text:p>
            </text:list-item>
            <text:list-item>
              <text:p text:style-name="P1">unioniste</text:p>
            </text:list-item>
            <text:list-item>
              <text:p text:style-name="P1">déserteur</text:p>
            </text:list-item>
            <text:list-item>
              <text:p text:style-name="P5">capitaine de cavalerie</text:p>
            </text:list-item>
          </text:list>
        </text:list-item>
        <text:list-item>
          <text:p text:style-name="P1">Artiste de cirque</text:p>
        </text:list-item>
        <text:list-item>
          <text:p text:style-name="P2">Bonimenteur</text:p>
        </text:list-item>
        <text:list-item>
          <text:p text:style-name="P2">Red neck / KK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17S</meta:editing-duration>
    <meta:editing-cycles>7</meta:editing-cycles>
    <meta:generator>LibreOffice/5.3.6.1$Windows_x86 LibreOffice_project/686f202eff87ef707079aeb7f485847613344eb7</meta:generator>
    <dc:date>2020-08-30T17:16:33.788000000</dc:date>
    <meta:document-statistic meta:table-count="0" meta:image-count="0" meta:object-count="0" meta:page-count="1" meta:paragraph-count="37" meta:word-count="110" meta:character-count="550" meta:non-whitespace-character-count="514"/>
    <meta:user-defined meta:name="Info 1"/>
    <meta:user-defined meta:name="Info 2"/>
    <meta:user-defined meta:name="Info 3"/>
    <meta:user-defined meta:name="Info 4"/>
  </office:meta>
</office:document-meta>
</file>